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90fa" officeooo:paragraph-rsid="001c90f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1c90fa" officeooo:paragraph-rsid="001c90f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1d9a8c" officeooo:paragraph-rsid="001d9a8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d9a8c" officeooo:paragraph-rsid="001d9a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9a8c" officeooo:paragraph-rsid="001d9a8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68c8" officeooo:paragraph-rsid="001e68c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02791" officeooo:paragraph-rsid="0020279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1d9a8c" officeooo:paragraph-rsid="001d9a8c" style:font-size-asian="20pt" style:font-weight-asian="normal" style:font-size-complex="20pt" style:font-weight-complex="normal"/>
    </style:style>
    <style:style style:name="T1" style:family="text">
      <style:text-properties officeooo:rsid="001e68c8"/>
    </style:style>
    <style:style style:name="T2" style:family="text">
      <style:text-properties officeooo:rsid="00202791"/>
    </style:style>
    <style:style style:name="T3" style:family="text">
      <style:text-properties officeooo:rsid="0020f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cement Ranking Project</text:p>
      <text:p text:style-name="P2"/>
      <text:p text:style-name="P8">AIRLINES DATA ANALYSIS </text:p>
      <text:p text:style-name="P8"/>
      <text:p text:style-name="P5">Objective of this project is to analysis the airllines data. In this project the complete analysis of a huge dataset is carried out which result in some interesting insights and facts.</text:p>
      <text:p text:style-name="P4"/>
      <text:p text:style-name="P4">Some flights get cancelled due to some <text:span text:style-name="T1">specific</text:span> reasons. Some flights get diver<text:span text:style-name="T3">ted</text:span> from their route. <text:span text:style-name="T1">We can predict the time of year in which most of the flights have higher probability to get cancelled or diverted.</text:span></text:p>
      <text:p text:style-name="P4"/>
      <text:p text:style-name="P7">Project has predicted that most of the flights get cancelled in january, february and march due to fog <text:s text:c="2"/>cause bad weather to fly.</text:p>
      <text:p text:style-name="P4"/>
      <text:p text:style-name="P6">By analysing the flight data we can provide recomm<text:span text:style-name="T3">e</text:span>ndation to the users that this airline has most chances to get flight cancelled <text:span text:style-name="T2">because of</text:span> xyz reasons <text:span text:style-name="T2">at specific time</text:span>. </text:p>
      <text:p text:style-name="P6"/>
      <text:p text:style-name="P6">A airline can estimate how much the delayed flights costing company.</text:p>
      <text:p text:style-name="P6">We can understand that what type of concerns cause flights to delay.</text:p>
      <text:p text:style-name="P6"/>
      <text:p text:style-name="P6">Project can find that between which airports maximum number of flights get delayed and diverted and why did it happened. If airlines know that it happens on a specific patterns then there may be chances that airlines may improove their services and ope<text:span text:style-name="T3">rability</text:span>.</text:p>
      <text:p text:style-name="P6"><text:s/></text:p>
      <text:p text:style-name="P6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5:20:44.642726325</meta:creation-date>
    <dc:date>2019-04-26T16:02:49.189492823</dc:date>
    <meta:editing-duration>PT4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92" meta:character-count="1147" meta:non-whitespace-character-count="959"/>
  </office:meta>
</office:document-meta>
</file>